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45%" style:writing-mode="lr-tb"/>
    </style:style>
    <style:style style:name="T10_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5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6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7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8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9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0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1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2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3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4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5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6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7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8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9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20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21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22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2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2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2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26" style:family="text">
      <style:text-properties fo:background-color="#f7f7f7" fo:color="#a71d5d" style:font-name="Consolas" fo:font-size="10pt" style:font-name-asian="Consolas" style:font-size-asian="10pt" style:font-name-complex="Consolas" style:font-size-complex="10pt"/>
    </style:style>
    <style:style style:name="T10_2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2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2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30" style:family="text">
      <style:text-properties fo:background-color="#f7f7f7" fo:color="#795da3" style:font-name="Consolas" fo:font-size="10pt" style:font-name-asian="Consolas" style:font-size-asian="10pt" style:font-name-complex="Consolas" style:font-size-complex="10pt"/>
    </style:style>
    <style:style style:name="T10_31" style:family="text">
      <style:text-properties fo:background-color="#f7f7f7" fo:color="#a71d5d" style:font-name="Consolas" fo:font-size="10pt" style:font-name-asian="Consolas" style:font-size-asian="10pt" style:font-name-complex="Consolas" style:font-size-complex="10pt"/>
    </style:style>
    <style:style style:name="T10_3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3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34" style:family="text">
      <style:text-properties fo:background-color="#f7f7f7" fo:color="#1d3e81" style:font-name="Consolas" fo:font-size="10pt" style:font-name-asian="Consolas" style:font-size-asian="10pt" style:font-name-complex="Consolas" style:font-size-complex="10pt"/>
    </style:style>
    <style:style style:name="T10_3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36" style:family="text">
      <style:text-properties fo:background-color="#f7f7f7" fo:color="#a71d5d" style:font-name="Consolas" fo:font-size="10pt" style:font-name-asian="Consolas" style:font-size-asian="10pt" style:font-name-complex="Consolas" style:font-size-complex="10pt"/>
    </style:style>
    <style:style style:name="T10_3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38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39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40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41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42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4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4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4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4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4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4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4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5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5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52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53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54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5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5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5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5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5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6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6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6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6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6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6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66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67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68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6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7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7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7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7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74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75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76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7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78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79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80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81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82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83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84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85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86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87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88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8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9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9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92" style:family="text">
      <style:text-properties fo:background-color="#f7f7f7" fo:color="#a71d5d" style:font-name="Consolas" fo:font-size="10pt" style:font-name-asian="Consolas" style:font-size-asian="10pt" style:font-name-complex="Consolas" style:font-size-complex="10pt"/>
    </style:style>
    <style:style style:name="T10_9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9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9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9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9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98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99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00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01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02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03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04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05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06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07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08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0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1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1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1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1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1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1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1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1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18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19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20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21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22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23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24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25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26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27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28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29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3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3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3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33" style:family="text">
      <style:text-properties fo:background-color="#f7f7f7" fo:color="#a71d5d" style:font-name="Consolas" fo:font-size="10pt" style:font-name-asian="Consolas" style:font-size-asian="10pt" style:font-name-complex="Consolas" style:font-size-complex="10pt"/>
    </style:style>
    <style:style style:name="T10_13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3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3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3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3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39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40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41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42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43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44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45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46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47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48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49" style:family="text">
      <style:text-properties fo:background-color="#f7f7f7" fo:color="#df5000" style:font-name="Consolas" fo:font-size="10pt" style:font-name-asian="Consolas" style:font-size-asian="10pt" style:font-name-complex="Consolas" style:font-size-complex="10pt"/>
    </style:style>
    <style:style style:name="T10_15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51" style:family="text">
      <style:text-properties fo:background-color="#f7f7f7" fo:color="#a71d5d" style:font-name="Consolas" fo:font-size="10pt" style:font-name-asian="Consolas" style:font-size-asian="10pt" style:font-name-complex="Consolas" style:font-size-complex="10pt"/>
    </style:style>
    <style:style style:name="T10_15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53" style:family="text">
      <style:text-properties fo:background-color="#f7f7f7" fo:color="#a71d5d" style:font-name="Consolas" fo:font-size="10pt" style:font-name-asian="Consolas" style:font-size-asian="10pt" style:font-name-complex="Consolas" style:font-size-complex="10pt"/>
    </style:style>
    <style:style style:name="T10_15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5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5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5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5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5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60" style:family="text">
      <style:text-properties fo:background-color="#f7f7f7" fo:color="#a71d5d" style:font-name="Consolas" fo:font-size="10pt" style:font-name-asian="Consolas" style:font-size-asian="10pt" style:font-name-complex="Consolas" style:font-size-complex="10pt"/>
    </style:style>
    <style:style style:name="T10_16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6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6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6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6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66" style:family="text">
      <style:text-properties fo:background-color="#f7f7f7" fo:color="#1d3e81" style:font-name="Consolas" fo:font-size="10pt" style:font-name-asian="Consolas" style:font-size-asian="10pt" style:font-name-complex="Consolas" style:font-size-complex="10pt"/>
    </style:style>
    <style:style style:name="T10_16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68" style:family="text">
      <style:text-properties fo:background-color="#f7f7f7" fo:color="#a71d5d" style:font-name="Consolas" fo:font-size="10pt" style:font-name-asian="Consolas" style:font-size-asian="10pt" style:font-name-complex="Consolas" style:font-size-complex="10pt"/>
    </style:style>
    <style:style style:name="T10_16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70" style:family="text">
      <style:text-properties fo:background-color="#f7f7f7" fo:color="#0086b3" style:font-name="Consolas" fo:font-size="10pt" style:font-name-asian="Consolas" style:font-size-asian="10pt" style:font-name-complex="Consolas" style:font-size-complex="10pt"/>
    </style:style>
    <style:style style:name="T10_17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72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73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7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7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7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7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78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79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80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81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82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83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84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85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86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8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8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89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90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91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92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93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94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95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96" style:family="text">
      <style:text-properties fo:background-color="#f7f7f7" fo:color="#969896" style:font-name="Consolas" fo:font-size="10pt" style:font-name-asian="Consolas" style:font-size-asian="10pt" style:font-name-complex="Consolas" style:font-size-complex="10pt"/>
    </style:style>
    <style:style style:name="T10_197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98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199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200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T10_201" style:family="text">
      <style:text-properties fo:background-color="#f7f7f7" fo:color="#333333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wget</text:span><text:span text:style-name="T2_2"><text:s/>-</text:span><text:span text:style-name="T2_3">O</text:span><text:span text:style-name="T2_4"><text:s/></text:span><text:span text:style-name="T2_5">world</text:span><text:span text:style-name="T2_6">.</text:span><text:span text:style-name="T2_7">sql</text:span><text:span text:style-name="T2_8"><text:s/></text:span><text:span text:style-name="T2_9">http</text:span><text:span text:style-name="T2_10">://</text:span><text:span text:style-name="T2_11">goo</text:span><text:span text:style-name="T2_12">.</text:span><text:span text:style-name="T2_13">gl</text:span><text:span text:style-name="T2_14">/3</text:span><text:span text:style-name="T2_15">Svy</text:span><text:span text:style-name="T2_16">0</text:span><text:span text:style-name="T2_17">K</text:span></text:p>
      <text:p text:style-name="P3"><text:span text:style-name="T3_1">mysql</text:span><text:span text:style-name="T3_2"><text:s/>-</text:span><text:span text:style-name="T3_3">uroot</text:span><text:span text:style-name="T3_4"><text:s/>-</text:span><text:span text:style-name="T3_5">p</text:span></text:p>
      <text:p text:style-name="P4"><text:span text:style-name="T4_1">&gt;<text:s/></text:span><text:span text:style-name="T4_2">CREATE</text:span><text:span text:style-name="T4_3"><text:s/></text:span><text:span text:style-name="T4_4">DATABASE</text:span><text:span text:style-name="T4_5"><text:s/></text:span><text:span text:style-name="T4_6">world</text:span><text:span text:style-name="T4_7">;</text:span></text:p>
      <text:p text:style-name="P5"><text:span text:style-name="T5_1">&gt;<text:s/></text:span><text:span text:style-name="T5_2">USE</text:span><text:span text:style-name="T5_3"><text:s/></text:span><text:span text:style-name="T5_4">world</text:span><text:span text:style-name="T5_5">;</text:span></text:p>
      <text:p text:style-name="P6"><text:span text:style-name="T6_1">&gt;<text:s/></text:span><text:span text:style-name="T6_2">SOURCE</text:span><text:span text:style-name="T6_3"><text:s/></text:span><text:span text:style-name="T6_4">world</text:span><text:span text:style-name="T6_5">.</text:span><text:span text:style-name="T6_6">sql</text:span></text:p>
      <text:p text:style-name="P7"/>
      <text:p text:style-name="P8"/>
      <text:p text:style-name="P9"><text:span text:style-name="T9_1">RStudio</text:span></text:p>
      <text:p text:style-name="P10"><text:span text:style-name="T10_1">library</text:span><text:span text:style-name="T10_2">(</text:span><text:span text:style-name="T10_3">DBI</text:span><text:span text:style-name="T10_4">)<text:line-break/></text:span><text:span text:style-name="T10_5">#<text:s/></text:span><text:span text:style-name="T10_6">Connect</text:span><text:span text:style-name="T10_7"><text:s/></text:span><text:span text:style-name="T10_8">to</text:span><text:span text:style-name="T10_9"><text:s/></text:span><text:span text:style-name="T10_10">my</text:span><text:span text:style-name="T10_11">-</text:span><text:span text:style-name="T10_12">db</text:span><text:span text:style-name="T10_13"><text:s/></text:span><text:span text:style-name="T10_14">as</text:span><text:span text:style-name="T10_15"><text:s/></text:span><text:span text:style-name="T10_16">defined</text:span><text:span text:style-name="T10_17"><text:s/></text:span><text:span text:style-name="T10_18">in</text:span><text:span text:style-name="T10_19"><text:s/>~/.</text:span><text:span text:style-name="T10_20">my</text:span><text:span text:style-name="T10_21">.</text:span><text:span text:style-name="T10_22">cnf</text:span><text:span text:style-name="T10_23"><text:line-break/></text:span><text:span text:style-name="T10_24">con</text:span><text:span text:style-name="T10_25"><text:s/></text:span><text:span text:style-name="T10_26">&lt;-</text:span><text:span text:style-name="T10_27"><text:s/></text:span><text:span text:style-name="T10_28">dbConnect</text:span><text:span text:style-name="T10_29">(</text:span><text:span text:style-name="T10_30">RMySQL</text:span><text:span text:style-name="T10_31">::</text:span><text:span text:style-name="T10_32">MySQL</text:span><text:span text:style-name="T10_33">(),<text:s/></text:span><text:span text:style-name="T10_34">group</text:span><text:span text:style-name="T10_35"><text:s/></text:span><text:span text:style-name="T10_36">=</text:span><text:span text:style-name="T10_37"><text:s/></text:span><text:span text:style-name="T10_38">"</text:span><text:span text:style-name="T10_39">my</text:span><text:span text:style-name="T10_40">-</text:span><text:span text:style-name="T10_41">db</text:span><text:span text:style-name="T10_42">"</text:span><text:span text:style-name="T10_43">)<text:line-break/><text:line-break/></text:span><text:span text:style-name="T10_44">dbListTables</text:span><text:span text:style-name="T10_45">(</text:span><text:span text:style-name="T10_46">con</text:span><text:span text:style-name="T10_47">)<text:line-break/></text:span><text:span text:style-name="T10_48">dbWriteTable</text:span><text:span text:style-name="T10_49">(</text:span><text:span text:style-name="T10_50">con</text:span><text:span text:style-name="T10_51">,<text:s/></text:span><text:span text:style-name="T10_52">"</text:span><text:span text:style-name="T10_53">mtcars</text:span><text:span text:style-name="T10_54">"</text:span><text:span text:style-name="T10_55">,<text:s/></text:span><text:span text:style-name="T10_56">mtcars</text:span><text:span text:style-name="T10_57">)<text:line-break/></text:span><text:span text:style-name="T10_58">dbListTables</text:span><text:span text:style-name="T10_59">(</text:span><text:span text:style-name="T10_60">con</text:span><text:span text:style-name="T10_61">)<text:line-break/><text:line-break/></text:span><text:span text:style-name="T10_62">dbListFields</text:span><text:span text:style-name="T10_63">(</text:span><text:span text:style-name="T10_64">con</text:span><text:span text:style-name="T10_65">,<text:s/></text:span><text:span text:style-name="T10_66">"</text:span><text:span text:style-name="T10_67">mtcars</text:span><text:span text:style-name="T10_68">"</text:span><text:span text:style-name="T10_69">)<text:line-break/></text:span><text:span text:style-name="T10_70">dbReadTable</text:span><text:span text:style-name="T10_71">(</text:span><text:span text:style-name="T10_72">con</text:span><text:span text:style-name="T10_73">,<text:s/></text:span><text:span text:style-name="T10_74">"</text:span><text:span text:style-name="T10_75">mtcars</text:span><text:span text:style-name="T10_76">"</text:span><text:span text:style-name="T10_77">)<text:line-break/><text:line-break/></text:span><text:span text:style-name="T10_78">#<text:s/></text:span><text:span text:style-name="T10_79">You</text:span><text:span text:style-name="T10_80"><text:s/></text:span><text:span text:style-name="T10_81">can</text:span><text:span text:style-name="T10_82"><text:s/></text:span><text:span text:style-name="T10_83">fetch</text:span><text:span text:style-name="T10_84"><text:s/></text:span><text:span text:style-name="T10_85">all</text:span><text:span text:style-name="T10_86"><text:s/></text:span><text:span text:style-name="T10_87">results</text:span><text:span text:style-name="T10_88">:</text:span><text:span text:style-name="T10_89"><text:line-break/></text:span><text:span text:style-name="T10_90">res</text:span><text:span text:style-name="T10_91"><text:s/></text:span><text:span text:style-name="T10_92">&lt;-</text:span><text:span text:style-name="T10_93"><text:s/></text:span><text:span text:style-name="T10_94">dbSendQuery</text:span><text:span text:style-name="T10_95">(</text:span><text:span text:style-name="T10_96">con</text:span><text:span text:style-name="T10_97">,<text:s/></text:span><text:span text:style-name="T10_98">"</text:span><text:span text:style-name="T10_99">SELECT</text:span><text:span text:style-name="T10_100"><text:s/>*<text:s/></text:span><text:span text:style-name="T10_101">FROM</text:span><text:span text:style-name="T10_102"><text:s/></text:span><text:span text:style-name="T10_103">mtcars</text:span><text:span text:style-name="T10_104"><text:s/></text:span><text:span text:style-name="T10_105">WHERE</text:span><text:span text:style-name="T10_106"><text:s/></text:span><text:span text:style-name="T10_107">cyl</text:span><text:span text:style-name="T10_108"><text:s/>=<text:s/>4"</text:span><text:span text:style-name="T10_109">)<text:line-break/></text:span><text:span text:style-name="T10_110">dbFetch</text:span><text:span text:style-name="T10_111">(</text:span><text:span text:style-name="T10_112">res</text:span><text:span text:style-name="T10_113">)<text:line-break/></text:span><text:span text:style-name="T10_114">dbClearResult</text:span><text:span text:style-name="T10_115">(</text:span><text:span text:style-name="T10_116">res</text:span><text:span text:style-name="T10_117">)<text:line-break/><text:line-break/></text:span><text:span text:style-name="T10_118">#<text:s/></text:span><text:span text:style-name="T10_119">Or</text:span><text:span text:style-name="T10_120"><text:s/></text:span><text:span text:style-name="T10_121">a</text:span><text:span text:style-name="T10_122"><text:s/></text:span><text:span text:style-name="T10_123">chunk</text:span><text:span text:style-name="T10_124"><text:s/></text:span><text:span text:style-name="T10_125">at</text:span><text:span text:style-name="T10_126"><text:s/></text:span><text:span text:style-name="T10_127">a</text:span><text:span text:style-name="T10_128"><text:s/></text:span><text:span text:style-name="T10_129">time</text:span><text:span text:style-name="T10_130"><text:line-break/></text:span><text:span text:style-name="T10_131">res</text:span><text:span text:style-name="T10_132"><text:s/></text:span><text:span text:style-name="T10_133">&lt;-</text:span><text:span text:style-name="T10_134"><text:s/></text:span><text:span text:style-name="T10_135">dbSendQuery</text:span><text:span text:style-name="T10_136">(</text:span><text:span text:style-name="T10_137">con</text:span><text:span text:style-name="T10_138">,<text:s/></text:span><text:span text:style-name="T10_139">"</text:span><text:span text:style-name="T10_140">SELECT</text:span><text:span text:style-name="T10_141"><text:s/>*<text:s/></text:span><text:span text:style-name="T10_142">FROM</text:span><text:span text:style-name="T10_143"><text:s/></text:span><text:span text:style-name="T10_144">mtcars</text:span><text:span text:style-name="T10_145"><text:s/></text:span><text:span text:style-name="T10_146">WHERE</text:span><text:span text:style-name="T10_147"><text:s/></text:span><text:span text:style-name="T10_148">cyl</text:span><text:span text:style-name="T10_149"><text:s/>=<text:s/>4"</text:span><text:span text:style-name="T10_150">)<text:line-break/></text:span><text:span text:style-name="T10_151">while</text:span><text:span text:style-name="T10_152">(</text:span><text:span text:style-name="T10_153">!</text:span><text:span text:style-name="T10_154">dbHasCompleted</text:span><text:span text:style-name="T10_155">(</text:span><text:span text:style-name="T10_156">res</text:span><text:span text:style-name="T10_157">)){<text:line-break/><text:s text:c="2"/></text:span><text:span text:style-name="T10_158">chunk</text:span><text:span text:style-name="T10_159"><text:s/></text:span><text:span text:style-name="T10_160">&lt;-</text:span><text:span text:style-name="T10_161"><text:s/></text:span><text:span text:style-name="T10_162">dbFetch</text:span><text:span text:style-name="T10_163">(</text:span><text:span text:style-name="T10_164">res</text:span><text:span text:style-name="T10_165">,<text:s/></text:span><text:span text:style-name="T10_166">n</text:span><text:span text:style-name="T10_167"><text:s/></text:span><text:span text:style-name="T10_168">=</text:span><text:span text:style-name="T10_169"><text:s/></text:span><text:span text:style-name="T10_170">5</text:span><text:span text:style-name="T10_171">)<text:line-break/><text:s text:c="2"/></text:span><text:span text:style-name="T10_172">print</text:span><text:span text:style-name="T10_173">(</text:span><text:span text:style-name="T10_174">nrow</text:span><text:span text:style-name="T10_175">(</text:span><text:span text:style-name="T10_176">chunk</text:span><text:span text:style-name="T10_177">))<text:line-break/>}<text:line-break/></text:span><text:span text:style-name="T10_178">#<text:s/></text:span><text:span text:style-name="T10_179">Clear</text:span><text:span text:style-name="T10_180"><text:s/></text:span><text:span text:style-name="T10_181">the</text:span><text:span text:style-name="T10_182"><text:s/></text:span><text:span text:style-name="T10_183">result</text:span><text:span text:style-name="T10_184"><text:line-break/></text:span><text:span text:style-name="T10_185">dbClearResult</text:span><text:span text:style-name="T10_186">(</text:span><text:span text:style-name="T10_187">res</text:span><text:span text:style-name="T10_188">)<text:line-break/><text:line-break/></text:span><text:span text:style-name="T10_189">#<text:s/></text:span><text:span text:style-name="T10_190">Disconnect</text:span><text:span text:style-name="T10_191"><text:s/></text:span><text:span text:style-name="T10_192">from</text:span><text:span text:style-name="T10_193"><text:s/></text:span><text:span text:style-name="T10_194">the</text:span><text:span text:style-name="T10_195"><text:s/></text:span><text:span text:style-name="T10_196">database</text:span><text:span text:style-name="T10_197"><text:line-break/></text:span><text:span text:style-name="T10_198">dbDisconnect</text:span><text:span text:style-name="T10_199">(</text:span><text:span text:style-name="T10_200">con</text:span><text:span text:style-name="T10_201">)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